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officeooo:paragraph-rsid="000702b6"/>
    </style:style>
    <style:style style:name="P2" style:family="paragraph" style:parent-style-name="Standard">
      <style:text-properties officeooo:paragraph-rsid="000702b6"/>
    </style:style>
    <style:style style:name="T1" style:family="text">
      <style:text-properties fo:font-style="italic" style:font-style-asian="italic"/>
    </style:style>
    <style:style style:name="T2" style:family="text">
      <style:text-properties style:font-name-asian="Georgi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LIVRE I<text:line-break/><text:line-break/>LE BOIS DE LA SAUDRAIE</text:h>
      <text:p text:style-name="P2"/>
      <text:p text:style-name="P2"><text:bookmark-start text:name="1"/>Dans les derniers jours de mai 1793, un des bataillons parisiens amenés en Bretagne par Santerre fouillait le redoutable bois de la Saudraie en Astillé. On n’était pas plus de trois cents, car le bataillon était décimé par cette rude guerre. C’était l’époque où, après l’Argonne, Jemmapes et Valmy, du premier bataillon de Paris, qui était de six cents volontaires, il restait vingt-sept hommes, du deuxième trente-trois, et du troisième cinquante-sept. Temps des luttes épiques.</text:p>
      <text:p text:style-name="P2"/>
      <text:p text:style-name="P2">Les bataillons envoyés de Paris en Vendée comptaient neuf cent douze hommes. Chaque bataillon avait trois pièces de canon. Ils avaient été rapidement mis sur pied. Le 25 avril, Gohier étant ministre de la justice et Bouchotte étant ministre de la guerre, la section du Bon-Conseil avait proposé d’envoyer des bataillons de volontaires en Vendée ; le membre de la commune Lubin avait fait le rapport ; le 1er mai, Santerre était prêt à faire partir douze mille soldats, trente pièces de campagne et un bataillon de canonniers. Ces bataillons, faits si vite, furent si bien faits, qu’ils servent aujourd’hui de modèles ; c’est d’après leur mode de composition qu’on forme les compagnies de ligne ; ils ont changé l’ancienne proportion entre le nombre des soldats et le nombre des sous-officiers.</text:p>
      <text:p text:style-name="P2"/>
      <text:p text:style-name="P2"><text:bookmark-start text:name="2"/><text:bookmark-end text:name="1"/>Le 28 avril, la commune de Paris avait donné aux volontaires de Santerre cette consigne : <text:span text:style-name="T1">Point de grâce, point de quartier</text:span>. <text:bookmark-start text:name="OLE_LINK1"/><text:bookmark-start text:name="OLE_LINK2"/>À<text:bookmark-end text:name="OLE_LINK1"/><text:bookmark-end text:name="OLE_LINK2"/> la fin de mai, sur les douze mille partis de Paris, huit mille étaient morts.</text:p>
      <text:p text:style-name="P2"/>
      <text:p text:style-name="P2">Le bataillon engagé dans le bois de la Saudraie se tenait sur ses gardes. On ne se hâtait point. On regardait à la fois à droite et à gauche, devant soi et derrière soi ; Kléber a dit : <text:span text:style-name="T1">Le soldat a un œil dans le dos</text:span>. Il y avait longtemps qu’on marchait. Quelle heure pouvait-il être ? à quel moment du jour en était-on ? Il eût été difficile de le dire, car il y a toujours une sorte de soir dans de si sauvages halliers, et il ne fait jamais clair dans ce bois-là.</text:p>
      <text:p text:style-name="P2"/>
      <text:p text:style-name="P2">Le bois de la Saudraie était tragique. C’était dans ce taillis que, dès le mois de novembre 1792, la guerre civile avait commencé ses crimes ; Mousqueton, le boiteux féroce, était sorti de ces épaisseurs funestes ; la quantité de meurtres qui s’étaient commis là faisait dresser les cheveux. Pas de lieu plus épouvantable. Les soldats s’y enfonçaient avec précaution. Tout était plein de fleurs ; on avait autour de soi une tremblante muraille de branches d’où tombait la charmante fraîcheur des feuilles ; des rayons de soleil trouaient çà et là ces ténèbres vertes ; à terre, le glaïeul, la flambe des marais, le narcisse des prés, la gênotte, cette petite fleur qui annonce le beau temps, le safran printanier, brodaient et passementaient un <text:bookmark-start text:name="3"/><text:bookmark-end text:name="2"/>profond tapis de végétation où fourmillaient toutes les formes de la mousse, depuis celle qui ressemble à la chenille jusqu’à celle qui ressemble à l’étoile. Les soldats avançaient pas à pas, en silence, en écartant doucement les broussailles. Les oiseaux gazouillaient au-dessus des bayonnettes.</text:p>
      <text:p text:style-name="P2"/>
      <text:p text:style-name="P2">La Saudraie était un de ces halliers où jadis, dans les temps paisibles, on avait fait la Houiche-ba, qui est la chasse aux oiseaux pendant la nuit ; maintenant on y faisait la chasse aux hommes.</text:p>
      <text:p text:style-name="P2"><text:soft-page-break/></text:p>
      <text:p text:style-name="P2">Le taillis était tout de bouleaux, de hêtres et de chênes ; le sol plat ; la mousse et l’herbe épaisse amortissaient le bruit des hommes en marche ; aucun sentier, ou des sentiers tout de suite perdus ; des houx, des prunelliers sauvages, des fougères, des haies d’arrête-bœufs, de hautes ronces ; impossibilité de voir un homme à dix pas.</text:p>
      <text:p text:style-name="P2"/>
      <text:p text:style-name="P2">Par instants passait dans le branchage un héron ou une poule d’eau indiquant le voisinage des marais.</text:p>
      <text:p text:style-name="P2"/>
      <text:p text:style-name="P2">On marchait. On allait à l’aventure, avec inquiétude et en craignant de trouver ce qu’on cherchait.</text:p>
      <text:p text:style-name="P2"/>
      <text:p text:style-name="P2">De temps en temps on rencontrait des traces de campements, des places brûlées, des herbes foulées, des bâtons en croix, des branches sanglantes. Là on avait fait la soupe, là on avait dit la messe, là on avait pansé des blessés. Mais ceux qui avaient passé avaient disparu. Où étaient-ils ? bien loin peut-être. Peut-être là tout près, <text:bookmark-start text:name="4"/><text:bookmark-end text:name="3"/>cachés, l’espingole au poing. Le bois semblait désert. Le bataillon redoublait de prudence. Solitude, donc défiance. On ne voyait personne ; raison de plus pour redouter quelqu’un. On avait affaire à une forêt mal famée.</text:p>
      <text:p text:style-name="P2"/>
      <text:p text:style-name="P2">Une embuscade était probable.</text:p>
      <text:p text:style-name="P2"/>
      <text:p text:style-name="P2">Trente grenadiers, détachés en éclaireurs et commandés par un sergent, marchaient en avant à une assez grande distance du gros de la troupe. La vivandière du bataillon les accompagnait. Les vivandières se joignent volontiers aux avant-gardes. On court des dangers, mais on va voir quelque chose. La curiosité est une des formes de la bravoure féminine.</text:p>
      <text:p text:style-name="P2"/>
      <text:p text:style-name="P2">Tout à coup les soldats de cette petite troupe d’avant-garde eurent ce tressaillement connu des chasseurs qui indique qu’on touche au gîte. On avait entendu comme un souffle au centre d’un fourré, et il semblait qu’on venait de voir un mouvement dans les feuilles. Les soldats se firent signe.</text:p>
      <text:p text:style-name="P2"/>
      <text:p text:style-name="P2">Dans l’espèce de guet et de quête confiée aux éclaireurs, les officiers n’ont pas besoin de s’en mêler ; ce qui doit être fait se fait de soi-même.</text:p>
      <text:p text:style-name="P2"/>
      <text:p text:style-name="P2">En moins d’une minute le point où l’on avait remué fut cerné ; un cercle de fusils braqués l’entoura ; le centre obscur du hallier fut couché en joue de tous les côtés à la fois, et les soldats, le doigt sur la détente, l’œil sur le lieu suspect, n’attendirent plus pour le mitrailler que <text:bookmark-start text:name="5"/><text:bookmark-end text:name="4"/>le commandement du sergent.</text:p>
      <text:p text:style-name="P2"/>
      <text:p text:style-name="P2">Cependant la vivandière s’était hasardée à regarder à travers les broussailles, et au moment où le sergent allait crier : Feu ! cette femme cria : Halte !</text:p>
      <text:p text:style-name="P2"/>
      <text:p text:style-name="P2">Et se tournant vers les soldats : – Ne tirez pas, camarades !</text:p>
      <text:p text:style-name="P2"/>
      <text:p text:style-name="P2">Et elle se précipita dans le taillis. On l’y suivit.</text:p>
      <text:p text:style-name="P2"/>
      <text:p text:style-name="P2">Il y avait quelqu’un là en effet.</text:p>
      <text:p text:style-name="P2"/>
      <text:p text:style-name="P2">Au plus épais du fourré, au bord d’une de ces petites clairières rondes que font dans les bois les fourneaux à charbon en brûlant les racines des arbres, dans une sorte de trou de branches, espèce de chambre de feuillage, entrouverte comme une alcôve, une femme était assise sur la mousse, ayant au sein un enfant qui tétait et sur ses genoux les deux têtes blondes de deux enfants endormis.</text:p>
      <text:p text:style-name="P2"/>
      <text:p text:style-name="P2"><text:soft-page-break/>C’était là l’embuscade.</text:p>
      <text:p text:style-name="P2"/>
      <text:p text:style-name="P2">–<text:span text:style-name="T2"> </text:span>Qu’est-ce que vous faites ici, vous ? cria la vivandière.</text:p>
      <text:p text:style-name="P2"/>
      <text:p text:style-name="P2">La femme leva la tête.</text:p>
      <text:p text:style-name="P2"/>
      <text:p text:style-name="P2">La vivandière ajouta furieuse :</text:p>
      <text:p text:style-name="P2"/>
      <text:p text:style-name="P2">–<text:span text:style-name="T2"> </text:span>Êtes-vous folle d’être là !</text:p>
      <text:p text:style-name="P2"/>
      <text:p text:style-name="P2">Et elle reprit :</text:p>
      <text:p text:style-name="P2"/>
      <text:p text:style-name="P2">–<text:span text:style-name="T2"> </text:span>Un peu plus, vous étiez exterminée !</text:p>
      <text:p text:style-name="P2"/>
      <text:p text:style-name="P2">Et, s’adressant aux soldats, la vivandière ajouta :</text:p>
      <text:p text:style-name="P2"/>
      <text:p text:style-name="P2">–<text:span text:style-name="T2"> </text:span>C’est une femme.</text:p>
      <text:p text:style-name="P2"/>
      <text:p text:style-name="P2">–<text:span text:style-name="T2"> </text:span>Pardine, nous le voyons bien ! dit un grenadier.</text:p>
      <text:p text:style-name="P2"/>
      <text:p text:style-name="P2">La vivandière poursuivit :</text:p>
      <text:p text:style-name="P2"><text:bookmark-end text:name="5"/></text:p>
      <text:p text:style-name="P2">–<text:bookmark-start text:name="6"/><text:span text:style-name="T2"> </text:span>Venir dans les bois se faire massacrer ! a-t-on idée de faire des bêtises comme çà !</text:p>
      <text:p text:style-name="P2"/>
      <text:p text:style-name="P2">La femme stupéfaite, effarée, pétrifiée, regardait autour d’elle, comme à travers un rêve, ces fusils, ces sabres, ces bayonnettes, ces faces farouches.</text:p>
      <text:p text:style-name="P2"/>
      <text:p text:style-name="P2">Les deux enfants s’éveillèrent et crièrent.</text:p>
      <text:p text:style-name="P2"/>
      <text:p text:style-name="P2">–<text:span text:style-name="T2"> </text:span>J’ai faim, dit l’un.</text:p>
      <text:p text:style-name="P2"/>
      <text:p text:style-name="P2">–<text:span text:style-name="T2"> </text:span>J’ai peur, dit l’autre.</text:p>
      <text:p text:style-name="P2"/>
      <text:p text:style-name="P2">Le petit continuait de téter.</text:p>
      <text:p text:style-name="P2"/>
      <text:p text:style-name="P2">La vivandière lui adressa la parole.</text:p>
      <text:p text:style-name="P2"/>
      <text:p text:style-name="P2">–<text:span text:style-name="T2"> </text:span>C’est toi qui as raison, lui dit-elle. La mère était muette d’effroi.</text:p>
      <text:p text:style-name="P2"/>
      <text:p text:style-name="P2">Le sergent lui cria :</text:p>
      <text:p text:style-name="P2"/>
      <text:p text:style-name="P2">–<text:span text:style-name="T2"> </text:span>N’ayez pas peur, nous sommes le bataillon du Bonnet-Rouge.</text:p>
      <text:p text:style-name="P2"/>
      <text:p text:style-name="P2">La femme trembla de la tête aux pieds. Elle regarda le sergent, rude visage dont on ne voyait que les sourcils, les moustaches et deux braises qui étaient les deux yeux.</text:p>
      <text:p text:style-name="P2"/>
      <text:p text:style-name="P2">–<text:span text:style-name="T2"> </text:span>Le bataillon de la ci-devant Croix-Rouge, ajouta la vivandière.</text:p>
      <text:p text:style-name="P2"/>
      <text:p text:style-name="P2">Et le sergent continua :</text:p>
      <text:p text:style-name="P2"/>
      <text:p text:style-name="P2">–<text:span text:style-name="T2"> </text:span>Qui es-tu, madame ?</text:p>
      <text:p text:style-name="P2"/>
      <text:p text:style-name="P2"><text:soft-page-break/>La femme le considérait, terrifiée. Elle était maigre, jeune, pâle, en haillons ; elle avait le gros capuchon des paysannes bretonnes et la couverture de laine rattachée au cou avec une ficelle. Elle laissait voir son sein nu avec <text:bookmark-start text:name="7"/><text:bookmark-end text:name="6"/>une indifférence de femelle. Ses pieds, sans bas ni souliers, saignaient.</text:p>
      <text:p text:style-name="P2"/>
      <text:p text:style-name="P2">–<text:span text:style-name="T2"> </text:span>C’est une pauvre, dit le sergent.</text:p>
      <text:p text:style-name="P2"/>
      <text:p text:style-name="P2">Et la vivandière reprit de sa voix soldatesque et féminine, douce en dessous :</text:p>
      <text:p text:style-name="P2"/>
      <text:p text:style-name="P2">–<text:span text:style-name="T2"> </text:span>Comment vous appelez-vous ?</text:p>
      <text:p text:style-name="P2"/>
      <text:p text:style-name="P2">La femme murmura dans un bégaiement presque indistinct :</text:p>
      <text:p text:style-name="P2"/>
      <text:p text:style-name="P2">–<text:span text:style-name="T2"> </text:span>Michelle Fléchard.</text:p>
      <text:p text:style-name="P2"/>
      <text:p text:style-name="P2">Cependant la vivandière caressait avec sa grosse main la petite tête du nourrisson.</text:p>
      <text:p text:style-name="P2"/>
      <text:p text:style-name="P2">–<text:span text:style-name="T2"> </text:span>Quel âge a ce môme ? demanda-t-elle.</text:p>
      <text:p text:style-name="P2"/>
      <text:p text:style-name="P2">La mère ne comprit pas. La vivandière insista.</text:p>
      <text:p text:style-name="P2"/>
      <text:p text:style-name="P2">–<text:span text:style-name="T2"> </text:span>Je vous demande l’âge de çà.</text:p>
      <text:p text:style-name="P2"/>
      <text:p text:style-name="P2">–<text:span text:style-name="T2"> </text:span>Ah ! dit la mère, dix-huit mois.</text:p>
      <text:p text:style-name="P2"/>
      <text:p text:style-name="P2">–<text:span text:style-name="T2"> </text:span>C’est vieux, dit la vivandière. Ça ne doit plus téter. Il faudra me sevrer çà. Nous lui donnerons de la soupe.</text:p>
      <text:p text:style-name="P2"/>
      <text:p text:style-name="P2">La mère commençait à se rassurer. Les deux petits qui s’étaient réveillés étaient plus curieux qu’effrayés. Ils admiraient les plumets.</text:p>
      <text:p text:style-name="P2"/>
      <text:p text:style-name="P2">–<text:span text:style-name="T2"> </text:span>Ah ! dit la mère, ils ont bien faim.</text:p>
      <text:p text:style-name="P2"/>
      <text:p text:style-name="P2">Et elle ajouta :</text:p>
      <text:p text:style-name="P2"/>
      <text:p text:style-name="P2">–<text:span text:style-name="T2"> </text:span>Je n’ai plus de lait.</text:p>
      <text:p text:style-name="P2"/>
      <text:p text:style-name="P2">–<text:span text:style-name="T2"> </text:span>On leur donnera à manger, cria le sergent, et à toi aussi. Mais ce n’est pas tout çà. Quelles sont tes opinions politiques ?</text:p>
      <text:p text:style-name="P2"/>
      <text:p text:style-name="P2">La femme regarda le sergent et ne répondit pas.</text:p>
      <text:p text:style-name="P2"><text:bookmark-end text:name="7"/></text:p>
      <text:p text:style-name="P2">–<text:bookmark-start text:name="8"/><text:span text:style-name="T2"> </text:span>Entends-tu ma question ?</text:p>
      <text:p text:style-name="P2"/>
      <text:p text:style-name="P2">Elle balbutia :</text:p>
      <text:p text:style-name="P2"/>
      <text:p text:style-name="P2">–<text:span text:style-name="T2"> </text:span>J’ai été mise au couvent toute jeune, mais je me suis mariée, je ne suis pas religieuse. Les sœurs m’ont appris à parler français. On a mis le feu au village. Nous nous sommes sauvés si vite que je n’ai pas eu le temps de mettre des souliers.</text:p>
      <text:p text:style-name="P2"/>
      <text:p text:style-name="P2">–<text:span text:style-name="T2"> </text:span>Je te demande quelles sont tes opinions politiques ?</text:p>
      <text:p text:style-name="P2"/>
      <text:p text:style-name="P2">–<text:span text:style-name="T2"> </text:span>Je ne sais pas ça.</text:p>
      <text:p text:style-name="P2"><text:soft-page-break/></text:p>
      <text:p text:style-name="P2">Le sergent poursuivit :</text:p>
      <text:p text:style-name="P2"/>
      <text:p text:style-name="P2">–<text:span text:style-name="T2"> </text:span>C’est qu’il y a des espionnes. Ça se fusille, les espionnes. Voyons. Parle. Tu n’es pas bohémienne ? Quelle est ta patrie ?</text:p>
      <text:p text:style-name="P2"/>
      <text:p text:style-name="P2">Elle continua de le regarder comme ne comprenant pas. Le sergent répéta :</text:p>
      <text:p text:style-name="P2"/>
      <text:p text:style-name="P2">–<text:span text:style-name="T2"> </text:span>Quelle est ta patrie ?</text:p>
      <text:p text:style-name="P2"/>
      <text:p text:style-name="P2">–<text:span text:style-name="T2"> </text:span>Je ne sais pas, dit-elle.</text:p>
      <text:p text:style-name="P2"/>
      <text:p text:style-name="P2">–<text:span text:style-name="T2"> </text:span>Comment, tu ne sais pas quel est ton pays ?</text:p>
      <text:p text:style-name="P2"/>
      <text:p text:style-name="P2">–<text:span text:style-name="T2"> </text:span>Ah ! mon pays. Si fait.</text:p>
      <text:p text:style-name="P2"/>
      <text:p text:style-name="P2">–<text:span text:style-name="T2"> </text:span>Eh bien, quel est ton pays ? La femme répondit :</text:p>
      <text:p text:style-name="P2"/>
      <text:p text:style-name="P2">–<text:span text:style-name="T2"> </text:span>C’est la métairie de Siscoignard, dans la paroisse d’Azé.</text:p>
      <text:p text:style-name="P2"/>
      <text:p text:style-name="P2">Ce fut le tour du sergent d’être stupéfait. Il demeura un moment pensif, puis il reprit :</text:p>
      <text:p text:style-name="P2"/>
      <text:p text:style-name="P2">–<text:span text:style-name="T2"> </text:span>Tu dis ?</text:p>
      <text:p text:style-name="P2"/>
      <text:p text:style-name="P2">–<text:span text:style-name="T2"> </text:span>Siscoignard.</text:p>
      <text:p text:style-name="P2"><text:bookmark-end text:name="8"/></text:p>
      <text:p text:style-name="P2">–<text:bookmark-start text:name="9"/><text:span text:style-name="T2"> </text:span>Ce n’est pas une patrie, ça.</text:p>
      <text:p text:style-name="P2"/>
      <text:p text:style-name="P2">–<text:span text:style-name="T2"> </text:span>C’est mon pays.</text:p>
      <text:p text:style-name="P2"/>
      <text:p text:style-name="P2">Et la femme, après un instant de réflexion, ajouta :</text:p>
      <text:p text:style-name="P2"/>
      <text:p text:style-name="P2">–<text:span text:style-name="T2"> </text:span>Je comprends, monsieur. Vous êtes de France, moi je suis de Bretagne.</text:p>
      <text:p text:style-name="P2"/>
      <text:p text:style-name="P2">–<text:span text:style-name="T2"> </text:span>Eh bien ?</text:p>
      <text:p text:style-name="P2"/>
      <text:p text:style-name="P2">–<text:span text:style-name="T2"> </text:span>Ce n’est pas le même pays.</text:p>
      <text:p text:style-name="P2"/>
      <text:p text:style-name="P2">–<text:span text:style-name="T2"> </text:span>Mais c’est la même patrie ! cria le sergent.</text:p>
      <text:p text:style-name="P2"/>
      <text:p text:style-name="P2">La femme se borna à répondre :</text:p>
      <text:p text:style-name="P2"/>
      <text:p text:style-name="P2">–<text:span text:style-name="T2"> </text:span>Je suis de Siscoignard.</text:p>
      <text:p text:style-name="P2"/>
      <text:p text:style-name="P2">–<text:span text:style-name="T2"> </text:span>Va pour Siscoignard, repartit le sergent. C’est de là qu’est ta famille ?</text:p>
      <text:p text:style-name="P2"/>
      <text:p text:style-name="P2">–<text:span text:style-name="T2"> </text:span>Oui.</text:p>
      <text:p text:style-name="P2"/>
      <text:p text:style-name="P2">–<text:span text:style-name="T2"> </text:span>Que fait-elle ?</text:p>
      <text:p text:style-name="P2"/>
      <text:p text:style-name="P2">–<text:span text:style-name="T2"> </text:span>Elle est toute morte. Je n’ai plus personne.</text:p>
      <text:p text:style-name="P2"/>
      <text:p text:style-name="P2"><text:soft-page-break/>Le sergent, qui était un peu beau parleur, continua l’interrogatoire.</text:p>
      <text:p text:style-name="P2"/>
      <text:p text:style-name="P2">–<text:span text:style-name="T2"> </text:span>On a des parents, que diable ! ou on en a eu. Qui es-tu ? Parle.</text:p>
      <text:p text:style-name="P2"/>
      <text:p text:style-name="P2">La femme écouta, ahurie, cet – <text:span text:style-name="T1">ou on en a eu</text:span> – qui ressemblait plus à un cri de bête qu’à une parole humaine.</text:p>
      <text:p text:style-name="P2"/>
      <text:p text:style-name="P2">La vivandière sentit le besoin d’intervenir. Elle se remit à caresser l’enfant qui tétait, et donna une tape sur la joue aux deux autres.</text:p>
      <text:p text:style-name="P2"/>
      <text:p text:style-name="P2">–<text:span text:style-name="T2"> </text:span>Comment s’appelle la téteuse ? demanda-t-elle ; car c’est une fille, ça.</text:p>
      <text:p text:style-name="P2"/>
      <text:p text:style-name="P2"><text:bookmark-start text:name="10"/><text:bookmark-end text:name="9"/>La mère répondit : Georgette.</text:p>
      <text:p text:style-name="P2"/>
      <text:p text:style-name="P2">–<text:span text:style-name="T2"> </text:span>Et l’aîné ? car c’est un homme, ce polisson-là.</text:p>
      <text:p text:style-name="P2"/>
      <text:p text:style-name="P2">–<text:span text:style-name="T2"> </text:span>René-Jean.</text:p>
      <text:p text:style-name="P2"/>
      <text:p text:style-name="P2">–<text:span text:style-name="T2"> </text:span>Et le cadet ? car lui aussi, il est un homme, et joufflu encore !</text:p>
      <text:p text:style-name="P2"/>
      <text:p text:style-name="P2">–<text:span text:style-name="T2"> </text:span>Gros-Alain, dit la mère.</text:p>
      <text:p text:style-name="P2"/>
      <text:p text:style-name="P2">–<text:span text:style-name="T2"> </text:span>Ils sont gentils, ces petits, dit la vivandière ; çà vous a déjà des airs d’être des personnes.</text:p>
      <text:p text:style-name="P2"/>
      <text:p text:style-name="P2">Cependant le sergent insistait.</text:p>
      <text:p text:style-name="P2"/>
      <text:p text:style-name="P2">–<text:span text:style-name="T2"> </text:span>Parle donc, madame. As-tu une maison ?</text:p>
      <text:p text:style-name="P2"/>
      <text:p text:style-name="P2">–<text:span text:style-name="T2"> </text:span>J’en avais une.</text:p>
      <text:p text:style-name="P2"/>
      <text:p text:style-name="P2">–<text:span text:style-name="T2"> </text:span>Où çà ?</text:p>
      <text:p text:style-name="P2"/>
      <text:p text:style-name="P2">–<text:span text:style-name="T2"> </text:span>À Azé.</text:p>
      <text:p text:style-name="P2"/>
      <text:p text:style-name="P2">–<text:span text:style-name="T2"> </text:span>Pourquoi n’es-tu pas dans ta maison ?</text:p>
      <text:p text:style-name="P2"/>
      <text:p text:style-name="P2">–<text:span text:style-name="T2"> </text:span>Parce qu’on l’a brûlée.</text:p>
      <text:p text:style-name="P2"/>
      <text:p text:style-name="P2">–<text:span text:style-name="T2"> </text:span>Qui çà ?</text:p>
      <text:p text:style-name="P2"/>
      <text:p text:style-name="P2">–<text:span text:style-name="T2"> </text:span>Je ne sais pas. Une bataille.</text:p>
      <text:p text:style-name="P2"/>
      <text:p text:style-name="P2">–<text:span text:style-name="T2"> </text:span>D’où viens-tu ?</text:p>
      <text:p text:style-name="P2"/>
      <text:p text:style-name="P2">–<text:span text:style-name="T2"> </text:span>De là.</text:p>
      <text:p text:style-name="P2"/>
      <text:p text:style-name="P2">–<text:span text:style-name="T2"> </text:span>Où vas-tu ?</text:p>
      <text:p text:style-name="P2"/>
      <text:p text:style-name="P2">–<text:span text:style-name="T2"> </text:span>Je ne sais pas.</text:p>
      <text:p text:style-name="P2"/>
      <text:p text:style-name="P2">–<text:span text:style-name="T2"> </text:span>Arrive au fait. Qui es-tu ?</text:p>
      <text:p text:style-name="P2"/>
      <text:p text:style-name="P2"><text:soft-page-break/>–<text:span text:style-name="T2"> </text:span>Je ne sais pas.</text:p>
      <text:p text:style-name="P2"/>
      <text:p text:style-name="P2">–<text:span text:style-name="T2"> </text:span>Tu ne sais pas qui tu es ?</text:p>
      <text:p text:style-name="P2"/>
      <text:p text:style-name="P2">–<text:span text:style-name="T2"> </text:span>Nous sommes des gens qui nous sauvons.</text:p>
      <text:p text:style-name="P2"/>
      <text:p text:style-name="P2">–<text:span text:style-name="T2"> </text:span>De quel parti es-tu ?</text:p>
      <text:p text:style-name="P2"><text:bookmark-end text:name="10"/></text:p>
      <text:p text:style-name="P2">–<text:bookmark-start text:name="11"/><text:span text:style-name="T2"> </text:span>Je ne sais pas.</text:p>
      <text:p text:style-name="P2"/>
      <text:p text:style-name="P2">–<text:span text:style-name="T2"> </text:span>Es-tu des bleus ? Es-tu des blancs ? Avec qui es-tu ?</text:p>
      <text:p text:style-name="P2"/>
      <text:p text:style-name="P2">–<text:span text:style-name="T2"> </text:span>Je suis avec mes enfants.</text:p>
      <text:p text:style-name="P2"/>
      <text:p text:style-name="P2">Il y eut une pause. La vivandière dit :</text:p>
      <text:p text:style-name="P2"/>
      <text:p text:style-name="P2">–<text:span text:style-name="T2"> </text:span>Moi, je n’ai pas eu d’enfants. Je n’ai pas eu le temps.</text:p>
      <text:p text:style-name="P2"/>
      <text:p text:style-name="P2">Le sergent recommença.</text:p>
      <text:p text:style-name="P2"/>
      <text:p text:style-name="P2">–<text:span text:style-name="T2"> </text:span>Mais tes parents ! Voyons, madame, mets-nous au fait de tes parents. Moi, je m’appelle Radoub ; je suis sergent, je suis de la rue du Cherche-Midi, mon père et ma mère en étaient, je peux parler de mes parents. Parle-nous des tiens. Dis-nous ce que c’était que tes parents.</text:p>
      <text:p text:style-name="P2"/>
      <text:p text:style-name="P2">–<text:span text:style-name="T2"> </text:span>C’étaient les Fléchard. Voilà tout.</text:p>
      <text:p text:style-name="P2"/>
      <text:p text:style-name="P2">–<text:span text:style-name="T2"> </text:span>Oui, les Fléchard sont les Fléchard, comme les Radoub sont les Radoub. Mais on a un état. Quel était l’état de tes parents ? Qu’est-ce qu’ils faisaient ? Qu’est-ce qu’ils font ? Qu’est-ce qu’ils fléchardaient, tes Fléchard ?</text:p>
      <text:p text:style-name="P2"/>
      <text:p text:style-name="P2">C’étaient des laboureurs. Mon père était infirme et ne pouvait travailler à cause qu’il avait reçu des coups de bâton que le seigneur, son seigneur, notre seigneur, lui avait fait donner, ce qui était une bonté, parce que mon père avait pris un lapin, pour le fait de quoi on était jugé à mort ; mais le seigneur avait fait grâce et avait dit : Donnez-lui seulement cent coups de bâton ; et mon père était demeuré estropié.</text:p>
      <text:p text:style-name="P2"/>
      <text:p text:style-name="P2">–<text:span text:style-name="T2"> </text:span>Et puis ?</text:p>
      <text:p text:style-name="P2"/>
      <text:p text:style-name="P2">–<text:span text:style-name="T2"> </text:span>Mon grand-père était huguenot. Monsieur le curé l’a fait <text:bookmark-start text:name="12"/><text:bookmark-end text:name="11"/>envoyer aux galères. J’étais toute petite.</text:p>
      <text:p text:style-name="P2"/>
      <text:p text:style-name="P2">–<text:span text:style-name="T2"> </text:span>Et puis ?</text:p>
      <text:p text:style-name="P2"/>
      <text:p text:style-name="P2">–<text:span text:style-name="T2"> </text:span>Le père de mon mari était un faux-saulnier<text:span text:style-name="Footnote_20_Symbol"><text:note text:id="ftn1" text:note-class="footnote"><text:note-citation>1</text:note-citation><text:note-body><text:p text:style-name="Footnote"><text:s/>Personne qui se livrait à la contrebande de sel. [Note du correcteur.]</text:p></text:note-body></text:note></text:span>. Le roi l’a fait pendre.</text:p>
      <text:p text:style-name="P2"/>
      <text:p text:style-name="P2">–<text:span text:style-name="T2"> </text:span>Et ton mari, qu’est-ce qu’il fait ?</text:p>
      <text:p text:style-name="P2"/>
      <text:p text:style-name="P2">–<text:span text:style-name="T2"> </text:span>Ces jours-ci, il se battait.</text:p>
      <text:p text:style-name="P2"/>
      <text:p text:style-name="P2">–<text:span text:style-name="T2"> </text:span>Pour qui ?</text:p>
      <text:p text:style-name="P2"/>
      <text:p text:style-name="P2"><text:soft-page-break/>–<text:span text:style-name="T2"> </text:span>Pour le roi.</text:p>
      <text:p text:style-name="P2"/>
      <text:p text:style-name="P2">–<text:span text:style-name="T2"> </text:span>Et puis ?</text:p>
      <text:p text:style-name="P2"/>
      <text:p text:style-name="P2">–<text:span text:style-name="T2"> </text:span>Dame, pour son seigneur.</text:p>
      <text:p text:style-name="P2"/>
      <text:p text:style-name="P2">–<text:span text:style-name="T2"> </text:span>Et puis ?</text:p>
      <text:p text:style-name="P2"/>
      <text:p text:style-name="P2">–<text:span text:style-name="T2"> </text:span>Dame, pour monsieur le curé.</text:p>
      <text:p text:style-name="P2"/>
      <text:p text:style-name="P2">–<text:span text:style-name="T2"> </text:span>Sacré mille noms de noms de brutes ! cria un grenadier.</text:p>
      <text:p text:style-name="P2"/>
      <text:p text:style-name="P2">La femme eut un soubresaut d’épouvante.</text:p>
      <text:p text:style-name="P2"/>
      <text:p text:style-name="P2">–<text:span text:style-name="T2"> </text:span>Vous voyez, madame, nous sommes des Parisiens, dit gracieusement la vivandière.</text:p>
      <text:p text:style-name="P2"/>
      <text:p text:style-name="P2">La femme joignit les mains et cria :</text:p>
      <text:p text:style-name="P2"/>
      <text:p text:style-name="P2">–<text:span text:style-name="T2"> </text:span>Ô mon Dieu seigneur Jésus !</text:p>
      <text:p text:style-name="P2"/>
      <text:p text:style-name="P2">–<text:span text:style-name="T2"> </text:span>Pas de superstitions, reprit le sergent.</text:p>
      <text:p text:style-name="P2"/>
      <text:p text:style-name="P2">La vivandière s’assit à côté de la femme et attira entre ses genoux l’aîné des enfants, qui se laissa faire. Les enfants sont rassurés comme ils sont effarouchés, sans qu’on sache pourquoi. Ils ont on ne sait quels avertissements intérieurs.</text:p>
      <text:p text:style-name="P2"/>
      <text:p text:style-name="P2">–<text:span text:style-name="T2"> </text:span>Ma pauvre bonne femme de ce pays-ci, vous avez de jolis mioches, c’est toujours çà. On devine leur âge. Le grand a <text:bookmark-start text:name="13"/><text:bookmark-end text:name="12"/>quatre ans, son frère a trois ans. Par exemple, la momignarde qui tette est fameusement gouliafre. Ah ! la monstre ! Veux-tu bien ne pas manger ta mère comme çà ! Voyez-vous, madame, ne craignez rien. Vous devriez entrer dans le bataillon. Vous feriez comme moi. Je m’appelle Houzarde ; c’est un sobriquet. Mais j’aime mieux m’appeler Houzarde que mamzelle Bicorneau, comme ma mère. Je suis la cantinière, comme qui dirait celle qui donne à boire quand on se mitraille et qu’on s’assassine. Le diable et son train. Nous avons à peu près le même pied, je vous donnerai des souliers à moi. J’étais à Paris le 10 août. J’ai donné à boire à Westermann. Ça a marché. J’ai vu guillotiner Louis XVI, Louis Capet, qu’on appelle. Il ne voulait pas. Dame, écoutez donc. Dire que le 13 janvier il faisait cuire des marrons et qu’il riait avec sa famille ! Quand on l’a couché de force sur la bascule, qu’on appelle, il n’avait plus ni habit ni souliers ; il n’avait que sa chemise, une veste piquée, une culotte de drap gris et des bas de soie gris. J’ai vu ça, moi. Le fiacre où on l’a amené était peint en vert. Voyez-vous, venez avec nous, on est des bons garçons dans le bataillon ; vous serez la cantinière numéro deux ; je vous montrerai l’état. Oh ! c’est bien simple ! on a son bidon et sa clochette, on s’en va dans le vacarme, dans les feux de peloton, dans les coups de canon, dans le hourvari, en criant : Qui est-ce qui veut boire un coup, les enfants ? Ce n’est pas plus malaisé que çà. Moi, je verse à <text:bookmark-start text:name="14"/><text:bookmark-end text:name="13"/>boire à tout le monde. Ma foi oui. Aux blancs comme aux bleus, quoique je sois une bleue. Et même une bonne bleue. Mais je donne à boire à tous. Les blessés, çà a soif. On meurt sans distinction d’opinion. Les gens qui meurent, çà devrait se serrer la main. Comme c’est godiche de se battre ! Venez avec nous. Si je suis tuée, vous aurez ma survivance. Voyez-vous, j’ai l’air comme çà ; mais je suis une bonne femme et un brave homme. Ne craignez rien.</text:p>
      <text:p text:style-name="P2"/>
      <text:p text:style-name="P2">Quand la vivandière eut cessé de parler, la femme murmura :</text:p>
      <text:p text:style-name="P2"/>
      <text:p text:style-name="P2">–<text:span text:style-name="T2"> </text:span>Notre voisine s’appelait Marie-Jeanne et notre servante s’appelait Marie-Claude.</text:p>
      <text:p text:style-name="P2"><text:soft-page-break/></text:p>
      <text:p text:style-name="P2">Cependant le sergent Radoub admonestait le grenadier.</text:p>
      <text:p text:style-name="P2"/>
      <text:p text:style-name="P2">–<text:span text:style-name="T2"> </text:span>Tais-toi. Tu as fait peur à madame. On ne jure pas devant les dames.</text:p>
      <text:p text:style-name="P2"/>
      <text:p text:style-name="P2">–<text:span text:style-name="T2"> </text:span>C’est que c’est tout de même un véritable massacrement pour l’entendement d’un honnête homme, répliqua le grenadier, que de voir des iroquois de la Chine qui ont eu leur beau-père estropié par le seigneur, leur grand-père galérien par le curé et leur père pendu par le roi, et qui se battent, nom d’un petit bonhomme ! et qui se fichent en révolte et qui se font écrabouiller pour le seigneur, le curé et le roi !</text:p>
      <text:p text:style-name="P2"/>
      <text:p text:style-name="P2">Le sergent cria :</text:p>
      <text:p text:style-name="P2"/>
      <text:p text:style-name="P2">–<text:span text:style-name="T2"> </text:span>Silence dans les rangs !</text:p>
      <text:p text:style-name="P2"/>
      <text:p text:style-name="P2">–<text:span text:style-name="T2"> </text:span>On se tait, sergent, reprit le grenadier ; mais çà n’empêche pas que c’est ennuyeux qu’une jolie femme comme <text:bookmark-start text:name="15"/><text:bookmark-end text:name="14"/>çà s’expose à se faire casser la gueule pour les beaux yeux d’un calotin.</text:p>
      <text:p text:style-name="P2"/>
      <text:p text:style-name="P2">–<text:span text:style-name="T2"> </text:span>Grenadier, dit le sergent, nous ne sommes pas ici au club de la section des Piques. Pas d’éloquence.</text:p>
      <text:p text:style-name="P2"/>
      <text:p text:style-name="P2">Et il se tourna vers la femme.</text:p>
      <text:p text:style-name="P2"/>
      <text:p text:style-name="P2">–<text:span text:style-name="T2"> </text:span>Et ton mari, madame ? que fait-il ? Qu’est-ce qu’il est devenu ?</text:p>
      <text:p text:style-name="P2"/>
      <text:p text:style-name="P2">–<text:span text:style-name="T2"> </text:span>Il est devenu rien, puisqu’on l’a tué.</text:p>
      <text:p text:style-name="P2"/>
      <text:p text:style-name="P2">–<text:span text:style-name="T2"> </text:span>Où çà ?</text:p>
      <text:p text:style-name="P2"/>
      <text:p text:style-name="P2">–<text:span text:style-name="T2"> </text:span>Dans la haie.</text:p>
      <text:p text:style-name="P2"/>
      <text:p text:style-name="P2">–<text:span text:style-name="T2"> </text:span>Quand çà ?</text:p>
      <text:p text:style-name="P2"/>
      <text:p text:style-name="P2">–<text:span text:style-name="T2"> </text:span>Il y a trois jours.</text:p>
      <text:p text:style-name="P2"/>
      <text:p text:style-name="P2">–<text:span text:style-name="T2"> </text:span>Qui çà ?</text:p>
      <text:p text:style-name="P2"/>
      <text:p text:style-name="P2">–<text:span text:style-name="T2"> </text:span>Je ne sais pas.</text:p>
      <text:p text:style-name="P2"/>
      <text:p text:style-name="P2">–<text:span text:style-name="T2"> </text:span>Comment, tu ne sais pas qui a tué ton mari ?</text:p>
      <text:p text:style-name="P2"/>
      <text:p text:style-name="P2">–<text:span text:style-name="T2"> </text:span>Non.</text:p>
      <text:p text:style-name="P2"/>
      <text:p text:style-name="P2">–<text:span text:style-name="T2"> </text:span>Est-ce un bleu ? Est-ce un blanc ?</text:p>
      <text:p text:style-name="P2"/>
      <text:p text:style-name="P2">–<text:span text:style-name="T2"> </text:span>C’est un coup de fusil.</text:p>
      <text:p text:style-name="P2"/>
      <text:p text:style-name="P2">–<text:span text:style-name="T2"> </text:span>Et il y a trois jours ?</text:p>
      <text:p text:style-name="P2"/>
      <text:p text:style-name="P2">–<text:span text:style-name="T2"> </text:span>Oui.</text:p>
      <text:p text:style-name="P2"/>
      <text:p text:style-name="P2">–<text:span text:style-name="T2"> </text:span>De quel côté ?</text:p>
      <text:p text:style-name="P2"><text:soft-page-break/></text:p>
      <text:p text:style-name="P2">–<text:span text:style-name="T2"> </text:span>Du côté d’Ernée. Mon mari est tombé. Voilà.</text:p>
      <text:p text:style-name="P2"/>
      <text:p text:style-name="P2">–<text:span text:style-name="T2"> </text:span>Et depuis que ton mari est mort, qu’est-ce que tu fais ?</text:p>
      <text:p text:style-name="P2"/>
      <text:p text:style-name="P2">–<text:span text:style-name="T2"> </text:span>J’emporte mes petits.</text:p>
      <text:p text:style-name="P2"/>
      <text:p text:style-name="P2">–<text:span text:style-name="T2"> </text:span>Où les emportes-tu ?</text:p>
      <text:p text:style-name="P2"/>
      <text:p text:style-name="P2">–<text:span text:style-name="T2"> </text:span>Devant moi.</text:p>
      <text:p text:style-name="P2"><text:bookmark-end text:name="15"/></text:p>
      <text:p text:style-name="P2">–<text:bookmark-start text:name="16"/><text:span text:style-name="T2"> </text:span>Où couches-tu ?</text:p>
      <text:p text:style-name="P2"/>
      <text:p text:style-name="P2">–<text:span text:style-name="T2"> </text:span>Par terre.</text:p>
      <text:p text:style-name="P2"/>
      <text:p text:style-name="P2">–<text:span text:style-name="T2"> </text:span>Qu’est-ce que tu manges ?</text:p>
      <text:p text:style-name="P2"/>
      <text:p text:style-name="P2">–<text:span text:style-name="T2"> </text:span>Rien.</text:p>
      <text:p text:style-name="P2"/>
      <text:p text:style-name="P2">Le sergent eut cette moue militaire qui fait toucher le nez par les moustaches.</text:p>
      <text:p text:style-name="P2"/>
      <text:p text:style-name="P2">–<text:span text:style-name="T2"> </text:span>Rien ?</text:p>
      <text:p text:style-name="P2"/>
      <text:p text:style-name="P2">–<text:span text:style-name="T2"> </text:span>C’est-à-dire des prunelles, des mûres dans les ronces, quand il y en a de reste de l’an passé, des graines de myrtille, des pousses de fougère.</text:p>
      <text:p text:style-name="P2"/>
      <text:p text:style-name="P2">–<text:span text:style-name="T2"> </text:span>Oui. Autant dire rien.</text:p>
      <text:p text:style-name="P2"/>
      <text:p text:style-name="P2">L’aîné des enfants, qui semblait comprendre, dit : J’ai faim.</text:p>
      <text:p text:style-name="P2"/>
      <text:p text:style-name="P2">Le sergent tira de sa poche un morceau de pain de munition et le tendit à la mère. La mère rompit le pain en deux morceaux et les donna aux enfants. Les petits mordirent avidement.</text:p>
      <text:p text:style-name="P2"/>
      <text:p text:style-name="P2">–<text:span text:style-name="T2"> </text:span>Elle n’en a pas gardé pour elle, grommela le sergent.</text:p>
      <text:p text:style-name="P2"/>
      <text:p text:style-name="P2">–<text:span text:style-name="T2"> </text:span>C’est qu’elle n’a pas faim, dit un soldat.</text:p>
      <text:p text:style-name="P2"/>
      <text:p text:style-name="P2">–<text:span text:style-name="T2"> </text:span>C’est qu’elle est la mère, dit le sergent.</text:p>
      <text:p text:style-name="P2"/>
      <text:p text:style-name="P2">Les enfants s’interrompirent.</text:p>
      <text:p text:style-name="P2"/>
      <text:p text:style-name="P2">–<text:span text:style-name="T2"> </text:span>À boire, dit l’un.</text:p>
      <text:p text:style-name="P2"/>
      <text:p text:style-name="P2">–<text:span text:style-name="T2"> </text:span>À boire, répéta l’autre.</text:p>
      <text:p text:style-name="P2"/>
      <text:p text:style-name="P2">–<text:span text:style-name="T2"> </text:span>Il n’y a pas de ruisseau dans ce bois du diable ? dit le sergent.</text:p>
      <text:p text:style-name="P2"/>
      <text:p text:style-name="P2">La vivandière prit le gobelet de cuivre qui pendait à sa <text:bookmark-start text:name="17"/><text:bookmark-end text:name="16"/>ceinture à côté de sa clochette, tourna le robinet du bidon qu’elle avait en bandoulière, versa quelques gouttes dans le gobelet et approcha le gobelet des lèvres des enfants.</text:p>
      <text:p text:style-name="P2"/>
      <text:p text:style-name="P2">Le premier but et fit la grimace.</text:p>
      <text:p text:style-name="P2"><text:soft-page-break/></text:p>
      <text:p text:style-name="P2">Le second but et cracha.</text:p>
      <text:p text:style-name="P2"/>
      <text:p text:style-name="P2">–<text:span text:style-name="T2"> </text:span>C’est pourtant bon, dit la vivandière.</text:p>
      <text:p text:style-name="P2"/>
      <text:p text:style-name="P2">–<text:span text:style-name="T2"> </text:span>C’est du coupe-figure ? demanda le sergent.</text:p>
      <text:p text:style-name="P2"/>
      <text:p text:style-name="P2">–<text:span text:style-name="T2"> </text:span>Oui, et du meilleur. Mais ce sont des paysans.</text:p>
      <text:p text:style-name="P2"/>
      <text:p text:style-name="P2">Et elle essuya son gobelet.</text:p>
      <text:p text:style-name="P2"/>
      <text:p text:style-name="P2">Le sergent reprit :</text:p>
      <text:p text:style-name="P2"/>
      <text:p text:style-name="P2">–<text:span text:style-name="T2"> </text:span>Et comme ça, madame, tu te sauves ?</text:p>
      <text:p text:style-name="P2"/>
      <text:p text:style-name="P2">–<text:span text:style-name="T2"> </text:span>Il faut bien.</text:p>
      <text:p text:style-name="P2"/>
      <text:p text:style-name="P2">–<text:span text:style-name="T2"> </text:span>À travers champs, va comme je te pousse ?</text:p>
      <text:p text:style-name="P2"/>
      <text:p text:style-name="P2">–<text:span text:style-name="T2"> </text:span>Je cours de toutes mes forces, et puis je marche, et puis je tombe.</text:p>
      <text:p text:style-name="P2"/>
      <text:p text:style-name="P2">–<text:span text:style-name="T2"> </text:span>Pauvre paroissienne ! dit la vivandière.</text:p>
      <text:p text:style-name="P2"/>
      <text:p text:style-name="P2">–<text:span text:style-name="T2"> </text:span>Les gens se battent, balbutia la femme. Je suis tout entourée de coups de fusil. Je ne sais pas ce qu’on se veut. On m’a tué mon mari. Je n’ai compris que ça.</text:p>
      <text:p text:style-name="P2"/>
      <text:p text:style-name="P2">Le sergent fit sonner à terre la crosse de son fusil, et cria :</text:p>
      <text:p text:style-name="P2"/>
      <text:p text:style-name="P2">–<text:span text:style-name="T2"> </text:span>Quelle bête de guerre ! nom d’une bourrique !</text:p>
      <text:p text:style-name="P2"/>
      <text:p text:style-name="P2">La femme continua :</text:p>
      <text:p text:style-name="P2"/>
      <text:p text:style-name="P2">–<text:span text:style-name="T2"> </text:span>La nuit passée, nous avons couché dans une émousse.</text:p>
      <text:p text:style-name="P2"/>
      <text:p text:style-name="P2">–<text:span text:style-name="T2"> </text:span>Tous les quatre ?</text:p>
      <text:p text:style-name="P2"/>
      <text:p text:style-name="P2">–<text:span text:style-name="T2"> </text:span>Tous les quatre.</text:p>
      <text:p text:style-name="P2"><text:bookmark-end text:name="17"/></text:p>
      <text:p text:style-name="P2">–<text:bookmark-start text:name="18"/><text:span text:style-name="T2"> </text:span>Couché ?</text:p>
      <text:p text:style-name="P2"/>
      <text:p text:style-name="P2">–<text:span text:style-name="T2"> </text:span>Couché.</text:p>
      <text:p text:style-name="P2"/>
      <text:p text:style-name="P2">–<text:span text:style-name="T2"> </text:span>Alors, dit le sergent, couché debout.</text:p>
      <text:p text:style-name="P2"/>
      <text:p text:style-name="P2">Et il se tourna vers les soldats :</text:p>
      <text:p text:style-name="P2"/>
      <text:p text:style-name="P2">–<text:span text:style-name="T2"> </text:span>Camarades, un gros vieux arbre creux et mort où un homme peut se fourrer comme dans une gaine, ces sauvages appellent çà une émousse. Qu’est-ce que vous voulez ? Ils ne sont pas forcés d’être de Paris.</text:p>
      <text:p text:style-name="P2"/>
      <text:p text:style-name="P2">–<text:span text:style-name="T2"> </text:span>Coucher dans le creux d’un arbre ! dit la vivandière, et avec trois enfants !</text:p>
      <text:p text:style-name="P2"/>
      <text:p text:style-name="P2"><text:soft-page-break/>–<text:span text:style-name="T2"> </text:span>Et, reprit le sergent, quand les petits gueulaient, pour les gens qui passaient et qui ne voyaient rien du tout, çà devait être drôle d’entendre un arbre crier : <text:span text:style-name="T1">Papa, maman !</text:span></text:p>
      <text:p text:style-name="P2"/>
      <text:p text:style-name="P2">–<text:span text:style-name="T2"> </text:span>Heureusement c’est l’été, soupira la femme.</text:p>
      <text:p text:style-name="P2"/>
      <text:p text:style-name="P2">Elle regardait la terre, résignée, ayant dans les yeux l’étonnement des catastrophes.</text:p>
      <text:p text:style-name="P2"/>
      <text:p text:style-name="P2">Les soldats silencieux faisaient cercle autour de cette misère.</text:p>
      <text:p text:style-name="P2"/>
      <text:p text:style-name="P2">Une veuve, trois orphelins, la fuite, l’abandon, la solitude, la guerre grondant tout autour de l’horizon, la faim, la soif, pas d’autre nourriture que l’herbe, pas d’autre toit que le ciel.</text:p>
      <text:p text:style-name="P2"/>
      <text:p text:style-name="P2">Le sergent s’approcha de la femme et fixa ses yeux sur l’enfant qui tétait. La petite quitta le sein, tourna doucement la tête, regarda avec ses belles prunelles bleues l’effrayante face velue, hérissée et fauve qui se penchait <text:bookmark-end text:name="18"/>sur elle, et se mit à sourire.</text:p>
      <text:p text:style-name="P2"/>
      <text:p text:style-name="P2">Le sergent se redressa et l’on vit une grosse larme rouler sur sa joue et s’arrêter au bout de sa moustache comme une perle.</text:p>
      <text:p text:style-name="P2"/>
      <text:p text:style-name="P2">Il éleva la voix.</text:p>
      <text:p text:style-name="P2"/>
      <text:p text:style-name="P2">–<text:span text:style-name="T2"> </text:span>Camarades, de tout çà je conclus que le bataillon va devenir père. Est-ce convenu ? Nous adoptons ces trois enfants-là.</text:p>
      <text:p text:style-name="P2"/>
      <text:p text:style-name="P2">–<text:span text:style-name="T2"> </text:span>Vive la République ! crièrent les grenadiers.</text:p>
      <text:p text:style-name="P2"/>
      <text:p text:style-name="P2">–<text:span text:style-name="T2"> </text:span>C’est dit, fit le sergent.</text:p>
      <text:p text:style-name="P2"/>
      <text:p text:style-name="P2">Et il étendit les deux mains au-dessus de la mère et des enfants.</text:p>
      <text:p text:style-name="P2"/>
      <text:p text:style-name="P2">–<text:span text:style-name="T2"> </text:span>Voilà, dit-il, les enfants du bataillon du Bonnet-Rouge.</text:p>
      <text:p text:style-name="P2"/>
      <text:p text:style-name="P2">La vivandière sauta de joie.</text:p>
      <text:p text:style-name="P2"/>
      <text:p text:style-name="P2">–<text:span text:style-name="T2"> </text:span>Trois têtes dans un bonnet, cria-t-elle.</text:p>
      <text:p text:style-name="P2"/>
      <text:p text:style-name="P2">Puis elle éclata en sanglots, embrassa éperdument la pauvre veuve et lui dit :</text:p>
      <text:p text:style-name="P2"/>
      <text:p text:style-name="P2">–<text:span text:style-name="T2"> </text:span>Comme la petite a déjà l’air gamine !</text:p>
      <text:p text:style-name="P2"/>
      <text:p text:style-name="P2">–<text:span text:style-name="T2"> </text:span>Vive la République ! répétèrent les soldats.</text:p>
      <text:p text:style-name="P2"/>
      <text:p text:style-name="P2">Et le sergent dit à la mère :</text:p>
      <text:p text:style-name="P2"/>
      <text:p text:style-name="P2">–<text:span text:style-name="T2"> </text:span>Venez, citoyenne.</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class="text">
      <style:paragraph-properties fo:margin-left="0cm" fo:margin-right="0cm" fo:margin-top="1.693cm" fo:margin-bottom="1.058cm" loext:contextual-spacing="false" fo:text-align="center" style:justify-single-word="false" fo:hyphenation-ladder-count="no-limit" fo:text-indent="0cm" style:auto-text-indent="false" fo:break-before="page" fo:keep-with-next="always"/>
      <style:text-properties fo:font-size="26pt" fo:font-weight="bold" style:font-size-asian="26pt" style:font-weight-asian="bold" style:font-name-complex="Arial" style:font-family-complex="Arial" style:font-family-generic-complex="swiss" style:font-pitch-complex="variable" style:font-size-complex="26pt" style:font-style-complex="italic" style:font-weight-complex="bold" fo:hyphenate="false" fo:hyphenation-remain-char-count="2" fo:hyphenation-push-char-count="2"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fo:font-size="18pt" fo:font-weight="bold" style:font-size-asian="18pt" style:font-weight-asian="bold"/>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M2$Windows_X86_64 LibreOffice_project/1db07f7da48d1e859f97a3ee6847a354fb57cd0f</meta:generator>
    <dc:date>2021-11-24T18:11:39.469000000</dc:date>
    <meta:editing-duration>PT1M40S</meta:editing-duration>
    <meta:editing-cycles>6</meta:editing-cycles>
    <dc:creator>Thibaut Izard</dc:creator>
    <meta:document-statistic meta:table-count="0" meta:image-count="0" meta:object-count="0" meta:page-count="12" meta:paragraph-count="247" meta:word-count="3714" meta:character-count="20676" meta:non-whitespace-character-count="17043"/>
  </office:meta>
</office:document-meta>
</file>